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Bool" style:family="table-cell" style:parent-style-name="Default" style:data-style-name="N99"/>
    <style:style style:name="ce2" style:family="table-cell" style:parent-style-name="Default" style:data-style-name="N99"/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uto (DO NOT TOUCH)" table:style-name="ta1">
        <table:table-column table:style-name="co1" table:default-cell-style-name="ce2"/>
        <table:table-column table:style-name="co1" table:number-columns-repeated="1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PINOT GRIGIO De Silva, Peter Sölva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jnhs9q6x3ejykschn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e Silva Pinot Grigio</text:p>
          </table:table-cell>
          <table:table-cell office:value-type="string" calcext:value-type="string">
            <text:p>Peter Sölva</text:p>
          </table:table-cell>
          <table:table-cell office:value-type="float" office:value="67.01348" calcext:value-type="float">
            <text:p>67.013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GEWÜRZTRAMINER De Silva, Peter Sölva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jmeq4rk64d4q5rmj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e Silva Gewürztraminer</text:p>
          </table:table-cell>
          <table:table-cell office:value-type="string" calcext:value-type="string">
            <text:p>Peter Sölva</text:p>
          </table:table-cell>
          <table:table-cell office:value-type="float" office:value="67.17463" calcext:value-type="float">
            <text:p>67.174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De Silva Perrosé, Peter Sölva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jn9ntyd5d1xzmh6mb2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De Silva Perrosè</text:p>
          </table:table-cell>
          <table:table-cell office:value-type="string" calcext:value-type="string">
            <text:p>Peter Sölva</text:p>
          </table:table-cell>
          <table:table-cell office:value-type="float" office:value="73.300415" calcext:value-type="float">
            <text:p>73.3004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Pinot Nero De Silva,Peter Sölva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z7qzx0xve8akr43wcb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 Silva Pinot Nero</text:p>
          </table:table-cell>
          <table:table-cell office:value-type="string" calcext:value-type="string">
            <text:p>Peter Sölva</text:p>
          </table:table-cell>
          <table:table-cell office:value-type="float" office:value="67.32583" calcext:value-type="float">
            <text:p>67.325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Chardonnay, Marei, Castel Sallegg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626g0p3vbsrwjfzk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Marei</text:p>
          </table:table-cell>
          <table:table-cell office:value-type="string" calcext:value-type="string">
            <text:p>Castel Sallegg</text:p>
          </table:table-cell>
          <table:table-cell office:value-type="float" office:value="48.60101" calcext:value-type="float">
            <text:p>48.6010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Marei, Castel Sallegg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626g0p3vbsrwjfzk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Marei</text:p>
          </table:table-cell>
          <table:table-cell office:value-type="string" calcext:value-type="string">
            <text:p>Castel Sallegg</text:p>
          </table:table-cell>
          <table:table-cell office:value-type="float" office:value="48.60101" calcext:value-type="float">
            <text:p>48.6010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Stern, Kellerei Kaltern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h42znm5gnfkm4tmf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Stern</text:p>
          </table:table-cell>
          <table:table-cell office:value-type="string" calcext:value-type="string">
            <text:p>Kellerei Kaltern</text:p>
          </table:table-cell>
          <table:table-cell office:value-type="float" office:value="45.67464" calcext:value-type="float">
            <text:p>45.674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preyda, Weingut Seppi BIO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0w76t4mjaewaq4nm84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Preyda Bio</text:p>
          </table:table-cell>
          <table:table-cell office:value-type="string" calcext:value-type="string">
            <text:p>Weingut Seppi</text:p>
          </table:table-cell>
          <table:table-cell office:value-type="float" office:value="47.042084" calcext:value-type="float">
            <text:p>47.0420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scato Giallo, Castel Sallegg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6gh4qe73ayn02r1k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scato Giallo</text:p>
          </table:table-cell>
          <table:table-cell office:value-type="string" calcext:value-type="string">
            <text:p>Castel Sallegg</text:p>
          </table:table-cell>
          <table:table-cell office:value-type="float" office:value="50.17567" calcext:value-type="float">
            <text:p>50.175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Mitterberg, Weingut Andi Sölva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z4rg924as7mbgypgv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Mitterberg</text:p>
          </table:table-cell>
          <table:table-cell office:value-type="string" calcext:value-type="string">
            <text:p>Weingut Andi Sölva</text:p>
          </table:table-cell>
          <table:table-cell office:value-type="float" office:value="46.96276" calcext:value-type="float">
            <text:p>46.962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PANICUM, Weingut Seppi BIO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fjzabaxgtatw5b23n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Panicum Bio</text:p>
          </table:table-cell>
          <table:table-cell office:value-type="string" calcext:value-type="string">
            <text:p>Weingut Seppi</text:p>
          </table:table-cell>
          <table:table-cell office:value-type="float" office:value="49.47453" calcext:value-type="float">
            <text:p>49.474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LACUNA, Weingut Michael Puff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s6daks89fe697v3z9y5y45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Lacuna</text:p>
          </table:table-cell>
          <table:table-cell office:value-type="string" calcext:value-type="string">
            <text:p>Weingut Michael Puff</text:p>
          </table:table-cell>
          <table:table-cell office:value-type="float" office:value="48.80936" calcext:value-type="float">
            <text:p>48.809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Calldiv, Von Braunbach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0ww19e9b9jwz8pqsg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Calldiv</text:p>
          </table:table-cell>
          <table:table-cell office:value-type="string" calcext:value-type="string">
            <text:p>Von Braunbach</text:p>
          </table:table-cell>
          <table:table-cell office:value-type="float" office:value="60.608883" calcext:value-type="float">
            <text:p>60.6088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Castel Sallegg, Riserva,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6zxt3qeqbx5yy28t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</text:p>
          </table:table-cell>
          <table:table-cell office:value-type="string" calcext:value-type="string">
            <text:p>Castel Sallegg</text:p>
          </table:table-cell>
          <table:table-cell office:value-type="float" office:value="44.904133" calcext:value-type="float">
            <text:p>44.9041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NUSSLEITEN, Riserva, Castel Sallegg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60741s5xf8a7g1yv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Nussleiten</text:p>
          </table:table-cell>
          <table:table-cell office:value-type="string" calcext:value-type="string">
            <text:p>Castel Sallegg</text:p>
          </table:table-cell>
          <table:table-cell office:value-type="float" office:value="56.840797" calcext:value-type="float">
            <text:p>56.8407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AUVIGNON BLANC De Silva, Peter Sölva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jjcbyzhfx2cy2w2kw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De Silva</text:p>
          </table:table-cell>
          <table:table-cell office:value-type="string" calcext:value-type="string">
            <text:p>Peter Sölva</text:p>
          </table:table-cell>
          <table:table-cell office:value-type="float" office:value="65.079" calcext:value-type="float">
            <text:p>65.07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AMISTAR, cuvée bianco CH-SV, Peter Sölva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47dgb9bz5ey60rhf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mistar Bianco</text:p>
          </table:table-cell>
          <table:table-cell office:value-type="string" calcext:value-type="string">
            <text:p>Peter Sölva</text:p>
          </table:table-cell>
          <table:table-cell office:value-type="float" office:value="46.9349" calcext:value-type="float">
            <text:p>46.934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AMISTAR, cuvée bianco CH-SV, Peter Sölva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47dgb9bz5ey60rhf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mistar Bianco</text:p>
          </table:table-cell>
          <table:table-cell office:value-type="string" calcext:value-type="string">
            <text:p>Peter Sölva</text:p>
          </table:table-cell>
          <table:table-cell office:value-type="float" office:value="46.9349" calcext:value-type="float">
            <text:p>46.934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Vernatsch Kalterersee Peterleiten, Peter Sölva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gn4dbb7bbpwgmpjp8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terleiten</text:p>
          </table:table-cell>
          <table:table-cell office:value-type="string" calcext:value-type="string">
            <text:p>Peter Sölva</text:p>
          </table:table-cell>
          <table:table-cell office:value-type="float" office:value="48.150803" calcext:value-type="float">
            <text:p>48.1508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LAGREIN De Silva, Peter Sölva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jk4k6p8vh6fe5sfwp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 Silva Lagrein Edizione</text:p>
          </table:table-cell>
          <table:table-cell office:value-type="string" calcext:value-type="string">
            <text:p>Peter Sölva</text:p>
          </table:table-cell>
          <table:table-cell office:value-type="float" office:value="66.471954" calcext:value-type="float">
            <text:p>66.4719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LAGREIN De Silva, Peter Sölva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jk4k6p8vh6fe5sfwp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 Silva Lagrein Edizione</text:p>
          </table:table-cell>
          <table:table-cell office:value-type="string" calcext:value-type="string">
            <text:p>Peter Sölva</text:p>
          </table:table-cell>
          <table:table-cell office:value-type="float" office:value="66.471954" calcext:value-type="float">
            <text:p>66.4719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Il Secondo, cuvèe rosso, ME-CF-LA, Peter Sölva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ta42ypxsqegk43jj0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Secondo</text:p>
          </table:table-cell>
          <table:table-cell office:value-type="string" calcext:value-type="string">
            <text:p>Peter Sölva</text:p>
          </table:table-cell>
          <table:table-cell office:value-type="float" office:value="46.855778" calcext:value-type="float">
            <text:p>46.8557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Il Secondo, cuvèe rosso, ME-CF-LA, Peter Sölva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ta42ypxsqegk43jj0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Secondo</text:p>
          </table:table-cell>
          <table:table-cell office:value-type="string" calcext:value-type="string">
            <text:p>Peter Sölva</text:p>
          </table:table-cell>
          <table:table-cell office:value-type="float" office:value="46.855778" calcext:value-type="float">
            <text:p>46.8557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AMISTAR, cuvèe rosso, CS-ME-LA, Peter Sölva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4696kz0ytbwtarqy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Rosso</text:p>
          </table:table-cell>
          <table:table-cell office:value-type="string" calcext:value-type="string">
            <text:p>Peter Sölva</text:p>
          </table:table-cell>
          <table:table-cell office:value-type="float" office:value="46.44239" calcext:value-type="float">
            <text:p>46.4423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AMISTAR, cuvèe rosso, CS-ME-LA, Peter Sölva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4696kz0ytbwtarqy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Rosso</text:p>
          </table:table-cell>
          <table:table-cell office:value-type="string" calcext:value-type="string">
            <text:p>Peter Sölva</text:p>
          </table:table-cell>
          <table:table-cell office:value-type="float" office:value="46.44239" calcext:value-type="float">
            <text:p>46.4423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AMISTAR Edizione, CS, Peter Sölva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44s6et0twfmk98mq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Edizione Rossa</text:p>
          </table:table-cell>
          <table:table-cell office:value-type="string" calcext:value-type="string">
            <text:p>Peter Sölva</text:p>
          </table:table-cell>
          <table:table-cell office:value-type="float" office:value="45.35366" calcext:value-type="float">
            <text:p>45.353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AMISTAR Edizione, CS, Peter Sölva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44s6et0twfmk98mq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Edizione Rossa</text:p>
          </table:table-cell>
          <table:table-cell office:value-type="string" calcext:value-type="string">
            <text:p>Peter Sölva</text:p>
          </table:table-cell>
          <table:table-cell office:value-type="float" office:value="45.35366" calcext:value-type="float">
            <text:p>45.353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RISTALLBERG, Pinot Bianco, Weingut Elena Walch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xy22v7w3bkze66h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Kristallberg</text:p>
          </table:table-cell>
          <table:table-cell office:value-type="string" calcext:value-type="string">
            <text:p>Elena Walch</text:p>
          </table:table-cell>
          <table:table-cell office:value-type="float" office:value="59.251728" calcext:value-type="float">
            <text:p>59.2517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IRMIAN, Pinot Bianco, Kellerei Nals/Magreid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tf36964px55qxy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irmian</text:p>
          </table:table-cell>
          <table:table-cell office:value-type="string" calcext:value-type="string">
            <text:p>Nals Margreid</text:p>
          </table:table-cell>
          <table:table-cell office:value-type="float" office:value="55.645325" calcext:value-type="float">
            <text:p>55.6453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NTEREBNER, Pinot Grigio, Kellerei Tramin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5g76922shspm60e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Unterebner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8.993176" calcext:value-type="float">
            <text:p>48.9931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NTEREBNER, Pinot Grigio, Kellerei Tramin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5g76922shspm60e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Unterebner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8.993176" calcext:value-type="float">
            <text:p>48.9931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GNA AU Chardonnay Ris. Kellerei Tiefenbrunner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fce9adexvr8y68mc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Au</text:p>
          </table:table-cell>
          <table:table-cell office:value-type="string" calcext:value-type="string">
            <text:p>Tiefenbrunner</text:p>
          </table:table-cell>
          <table:table-cell office:value-type="float" office:value="36.206364" calcext:value-type="float">
            <text:p>36.2063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RON SALVADORI, Chardonnay Ris., Kellerei Nals/Margeid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7wgwjpn9sr6pybc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5.92985" calcext:value-type="float">
            <text:p>55.929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ACHTL, Sauvignon blanc, Kellerei Tiefenbrunner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fm5chdak9pp6qrvf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achtl</text:p>
          </table:table-cell>
          <table:table-cell office:value-type="string" calcext:value-type="string">
            <text:p>Tiefenbrunner</text:p>
          </table:table-cell>
          <table:table-cell office:value-type="float" office:value="42.11918" calcext:value-type="float">
            <text:p>42.119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RESSFELD Merlot Riserva, Weingut Kornell Florian Brigl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ezez7xbwrgwrh61zpa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Kressfeld</text:p>
          </table:table-cell>
          <table:table-cell office:value-type="string" calcext:value-type="string">
            <text:p>Kornell</text:p>
          </table:table-cell>
          <table:table-cell office:value-type="float" office:value="44.828926" calcext:value-type="float">
            <text:p>44.8289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TUS Blauburgunder Riserva, Weingut Ritterhof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b22c7qa4mnetcfkfw7c9f9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Datus</text:p>
          </table:table-cell>
          <table:table-cell office:value-type="string" calcext:value-type="string">
            <text:p>Ritterhof</text:p>
          </table:table-cell>
          <table:table-cell office:value-type="float" office:value="48.448494" calcext:value-type="float">
            <text:p>48.4484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ausmannhof Riserva, Weingut Haderburg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s195p7sy0eg6f78b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Hausmannhof</text:p>
          </table:table-cell>
          <table:table-cell office:value-type="string" calcext:value-type="string">
            <text:p>Haderburg</text:p>
          </table:table-cell>
          <table:table-cell office:value-type="float" office:value="43.65737" calcext:value-type="float">
            <text:p>43.657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BER Lagrein Riserva, Kellerei Bozen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6.44356" calcext:value-type="float">
            <text:p>46.443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REN Cabernet Souvignon, Ris. Kellerei Tiefenbrunner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fhs28y8xmmryes74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Toren</text:p>
          </table:table-cell>
          <table:table-cell office:value-type="string" calcext:value-type="string">
            <text:p>Tiefenbrunner</text:p>
          </table:table-cell>
          <table:table-cell office:value-type="float" office:value="41.416542" calcext:value-type="float">
            <text:p>41.4165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LANTIES Rot, Cabernet Cortis, Weingut St. Quirinus BIO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5rrey1nanbd83c82r37w7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lanties Rot Bio</text:p>
          </table:table-cell>
          <table:table-cell office:value-type="string" calcext:value-type="string">
            <text:p>St Quirinus</text:p>
          </table:table-cell>
          <table:table-cell office:value-type="float" office:value="54.69595" calcext:value-type="float">
            <text:p>54.695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Athesis Brut Rosé, Kellerei Kettmeir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rfbn28p1fvmrjz72h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Metodo Classico Rosé Athesis Brut</text:p>
          </table:table-cell>
          <table:table-cell office:value-type="string" calcext:value-type="string">
            <text:p>Kettmeir</text:p>
          </table:table-cell>
          <table:table-cell office:value-type="float" office:value="40.259636" calcext:value-type="float">
            <text:p>40.2596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Weissburgunder, LEOPOLDINE, Castel Sallegg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6f9ma74ze0m7rsp7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opoldine Pinot Blanc</text:p>
          </table:table-cell>
          <table:table-cell office:value-type="string" calcext:value-type="string">
            <text:p>Castel Sallegg</text:p>
          </table:table-cell>
          <table:table-cell office:value-type="float" office:value="47.821774" calcext:value-type="float">
            <text:p>47.8217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Kerner, Weingut Thomas Unterhofer,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zmag50ww8sw4qhmxe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Weingut Unterhofer</text:p>
          </table:table-cell>
          <table:table-cell office:value-type="float" office:value="39.94609" calcext:value-type="float">
            <text:p>39.9460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8</text:p>
          </table:table-cell>
          <table:table-cell/>
          <table:table-cell office:value-type="string" calcext:value-type="string">
            <text:p>Sauvignon blanc, Mirum, Weingut Thomas Unterhofer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5px00jb8n690n2cry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irum</text:p>
          </table:table-cell>
          <table:table-cell office:value-type="string" calcext:value-type="string">
            <text:p>Weingut Unterhofer</text:p>
          </table:table-cell>
          <table:table-cell office:value-type="float" office:value="45.94001" calcext:value-type="float">
            <text:p>45.9400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Kalterer See, BISCHOFSLEITEN, Castel Sallegg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r1xeqa7qjghh7edfz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Kalterersee Vigna Bischofsleiten</text:p>
          </table:table-cell>
          <table:table-cell office:value-type="string" calcext:value-type="string">
            <text:p>Castel Sallegg</text:p>
          </table:table-cell>
          <table:table-cell office:value-type="float" office:value="47.489388" calcext:value-type="float">
            <text:p>47.4893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4</text:p>
          </table:table-cell>
          <table:table-cell/>
          <table:table-cell office:value-type="string" calcext:value-type="string">
            <text:p>Blauburgunder, Ris. Saltner Kellerei Kaltern `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z77serjjy0qk8rh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Saltner</text:p>
          </table:table-cell>
          <table:table-cell office:value-type="string" calcext:value-type="string">
            <text:p>Kellerei Kaltern</text:p>
          </table:table-cell>
          <table:table-cell office:value-type="float" office:value="39.794907" calcext:value-type="float">
            <text:p>39.7949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Blauburgunder, Pigano Weingut Strobelhof `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z6q8r5v4193gt20j9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Pigeno</text:p>
          </table:table-cell>
          <table:table-cell office:value-type="string" calcext:value-type="string">
            <text:p>Stroblhof</text:p>
          </table:table-cell>
          <table:table-cell office:value-type="float" office:value="41.94345" calcext:value-type="float">
            <text:p>41.943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Lagrein, Prestige, Ris. Kellerei Bozen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9600" calcext:value-type="float">
            <text:p>96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hv49szy8rgmwyak0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restige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6.193604" calcext:value-type="float">
            <text:p>36.1936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1</text:p>
          </table:table-cell>
          <table:table-cell/>
          <table:table-cell office:value-type="string" calcext:value-type="string">
            <text:p>Merlot, NUSSBAUM Ris. Weingut Klosterhof 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ezej622h1sqhppdwzq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Nussbaum</text:p>
          </table:table-cell>
          <table:table-cell office:value-type="string" calcext:value-type="string">
            <text:p>Klosterhof</text:p>
          </table:table-cell>
          <table:table-cell office:value-type="float" office:value="34.914597" calcext:value-type="float">
            <text:p>34.9145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4</text:p>
          </table:table-cell>
          <table:table-cell/>
          <table:table-cell office:value-type="string" calcext:value-type="string">
            <text:p>Cabernet Sauv., Ris. Quintessenz, Kellerei Kaltern ´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tf8mqh1jmt2ry9y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Quintessenz</text:p>
          </table:table-cell>
          <table:table-cell office:value-type="string" calcext:value-type="string">
            <text:p>Kellerei Kaltern</text:p>
          </table:table-cell>
          <table:table-cell office:value-type="float" office:value="41.965073" calcext:value-type="float">
            <text:p>41.9650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2</text:p>
          </table:table-cell>
          <table:table-cell/>
          <table:table-cell office:value-type="string" calcext:value-type="string">
            <text:p>Athesis Brut Rosé, Kellerei Kettmeir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rfbn28p1fvmrjz72h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Metodo Classico Rosé Athesis Brut</text:p>
          </table:table-cell>
          <table:table-cell office:value-type="string" calcext:value-type="string">
            <text:p>Kettmeir</text:p>
          </table:table-cell>
          <table:table-cell office:value-type="float" office:value="40.259636" calcext:value-type="float">
            <text:p>40.2596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3</text:p>
          </table:table-cell>
          <table:table-cell/>
          <table:table-cell office:value-type="string" calcext:value-type="string">
            <text:p>Von Braunbach Brut DOC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0we5csjp83cx8t7gn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</text:p>
          </table:table-cell>
          <table:table-cell office:value-type="string" calcext:value-type="string">
            <text:p>Von Braunbach</text:p>
          </table:table-cell>
          <table:table-cell office:value-type="float" office:value="41.187725" calcext:value-type="float">
            <text:p>41.1877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4</text:p>
          </table:table-cell>
          <table:table-cell/>
          <table:table-cell office:value-type="string" calcext:value-type="string">
            <text:p>CUVEE MARIANNA Sektkellerei Arunda Extra Brut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qp4re1r7j537tvhby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Cuvée Marianna Extra Brut</text:p>
          </table:table-cell>
          <table:table-cell office:value-type="string" calcext:value-type="string">
            <text:p>Arunda</text:p>
          </table:table-cell>
          <table:table-cell office:value-type="float" office:value="40.12465" calcext:value-type="float">
            <text:p>40.124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5</text:p>
          </table:table-cell>
          <table:table-cell/>
          <table:table-cell office:value-type="string" calcext:value-type="string">
            <text:p>EXCELLOR Brut Rose Metodo Classico Sektkellerei Arund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qpc3zjjtbtyab67r1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Excellor Rosé Brut</text:p>
          </table:table-cell>
          <table:table-cell office:value-type="string" calcext:value-type="string">
            <text:p>Arunda</text:p>
          </table:table-cell>
          <table:table-cell office:value-type="float" office:value="49.92893" calcext:value-type="float">
            <text:p>49.928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trahler, Weingut Stroblhof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9zcbd142pyytvym8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Strahler</text:p>
          </table:table-cell>
          <table:table-cell office:value-type="string" calcext:value-type="string">
            <text:p>Stroblhof</text:p>
          </table:table-cell>
          <table:table-cell office:value-type="float" office:value="41.510056" calcext:value-type="float">
            <text:p>41.5100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Athesis, Kellerei Kettmeir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r2m7gqygg4b1xnr4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Athesis</text:p>
          </table:table-cell>
          <table:table-cell office:value-type="string" calcext:value-type="string">
            <text:p>Kettmeir</text:p>
          </table:table-cell>
          <table:table-cell office:value-type="float" office:value="45.409378" calcext:value-type="float">
            <text:p>45.4093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 Riserva, Kellerei Terlan,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pz3t6pte1cfyvzp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5.305298" calcext:value-type="float">
            <text:p>55.3052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foa´, Kellerei Schreckbichl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aap8qgvttdchv03p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fóa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39.096703" calcext:value-type="float">
            <text:p>39.0967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BARON SALVADORI, Riserva Kellerei Nals-Margreid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7wgwjpn9sr6pybc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61.90113" calcext:value-type="float">
            <text:p>61.901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Vom Kalk, Stefan Rohregger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62nh97n1qyf7whqrbd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Vom Kalk</text:p>
          </table:table-cell>
          <table:table-cell office:value-type="string" calcext:value-type="string">
            <text:p>Rohregger</text:p>
          </table:table-cell>
          <table:table-cell office:value-type="float" office:value="49.585335" calcext:value-type="float">
            <text:p>49.5853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, Weingut Thomas Unterhofer,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zmag50ww8sw4qhmxe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Weingut Unterhofer</text:p>
          </table:table-cell>
          <table:table-cell office:value-type="float" office:value="39.94609" calcext:value-type="float">
            <text:p>39.9460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, Weingut Strasserhof,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95m8pqep7ndvvjfkz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Strasserhof</text:p>
          </table:table-cell>
          <table:table-cell office:value-type="float" office:value="38.15967" calcext:value-type="float">
            <text:p>38.159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Praepositus, Stiftskellerei Neustift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bqpkdt1kxf4qvpa0e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45.387962" calcext:value-type="float">
            <text:p>45.3879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TEPHANIE, Weingut Nicolussi Leck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fjjtcyvr9xycahcca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ephanie Gewürztraminer</text:p>
          </table:table-cell>
          <table:table-cell office:value-type="string" calcext:value-type="string">
            <text:p>Tenuta Nicolussi Leck</text:p>
          </table:table-cell>
          <table:table-cell office:value-type="float" office:value="51.28689" calcext:value-type="float">
            <text:p>51.2868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elida, Kellerei Tramin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bgzxzhnp2khrrww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elida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6.321136" calcext:value-type="float">
            <text:p>46.3211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KOLBENHOF, Gewürztraminer, Kellerei J. Hofstätter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fry7b1bvnhq9m8av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olbenhof</text:p>
          </table:table-cell>
          <table:table-cell office:value-type="string" calcext:value-type="string">
            <text:p>J. Hofstätter</text:p>
          </table:table-cell>
          <table:table-cell office:value-type="float" office:value="51.48866" calcext:value-type="float">
            <text:p>51.488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lanties weiss, AG-PR-JH, BIO, Weingut St. Quirinus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05tdevb2t6kv0scf0s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lanties Weiss</text:p>
          </table:table-cell>
          <table:table-cell office:value-type="string" calcext:value-type="string">
            <text:p>St Quirinus</text:p>
          </table:table-cell>
          <table:table-cell office:value-type="float" office:value="50.25682" calcext:value-type="float">
            <text:p>50.256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5</text:p>
          </table:table-cell>
          <table:table-cell/>
          <table:table-cell office:value-type="string" calcext:value-type="string">
            <text:p>ROSE`, Weingut Unterhofer Thomas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30cdyp9z181tbxqswq9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</text:p>
          </table:table-cell>
          <table:table-cell office:value-type="string" calcext:value-type="string">
            <text:p>Weingut Unterhofer</text:p>
          </table:table-cell>
          <table:table-cell office:value-type="float" office:value="35.322174" calcext:value-type="float">
            <text:p>35.3221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R SEE Erbe &amp; Auftrag, Weingut Andi Sölva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ncxnpkv6z1cs14th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rbe &amp; Auftrag Kalterersee</text:p>
          </table:table-cell>
          <table:table-cell office:value-type="string" calcext:value-type="string">
            <text:p>Weingut Andi Sölva</text:p>
          </table:table-cell>
          <table:table-cell office:value-type="float" office:value="52.492794" calcext:value-type="float">
            <text:p>52.4927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R SEE Bischofsleiten, Castel Sallegg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r1xeqa7qjghh7edfz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Kalterersee Vigna Bischofsleiten</text:p>
          </table:table-cell>
          <table:table-cell office:value-type="string" calcext:value-type="string">
            <text:p>Castel Sallegg</text:p>
          </table:table-cell>
          <table:table-cell office:value-type="float" office:value="48.278366" calcext:value-type="float">
            <text:p>48.2783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R SEE Alexander, Weingut Nicolussi- Leck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nppb3qhq49ajx5tf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exander Kalterersee Classico Superiore</text:p>
          </table:table-cell>
          <table:table-cell office:value-type="string" calcext:value-type="string">
            <text:p>Tenuta Nicolussi Leck</text:p>
          </table:table-cell>
          <table:table-cell office:value-type="float" office:value="42.298786" calcext:value-type="float">
            <text:p>42.2987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R SEE Olte Reben, Thomas Pichler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d6tn2gngm46wyyaf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lte Reben Kalterersee</text:p>
          </table:table-cell>
          <table:table-cell office:value-type="string" calcext:value-type="string">
            <text:p>Thomas Pichler</text:p>
          </table:table-cell>
          <table:table-cell office:value-type="float" office:value="44.666424" calcext:value-type="float">
            <text:p>44.6664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gdalener Artis, Weingut Thomas Unterhofer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zn1e6vsqbsjk5e98k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tis</text:p>
          </table:table-cell>
          <table:table-cell office:value-type="string" calcext:value-type="string">
            <text:p>Weingut Unterhofer</text:p>
          </table:table-cell>
          <table:table-cell office:value-type="float" office:value="43.787056" calcext:value-type="float">
            <text:p>43.7870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gdalener Isarcus, Griesbauerhof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e55fvpr9d96s07p72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Classico Isarcus</text:p>
          </table:table-cell>
          <table:table-cell office:value-type="string" calcext:value-type="string">
            <text:p>Griesbauerhof</text:p>
          </table:table-cell>
          <table:table-cell office:value-type="float" office:value="46.996185" calcext:value-type="float">
            <text:p>46.9961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Pigeno, Weingut Stroblhof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z6q8r5v4193gt20j9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Pigeno</text:p>
          </table:table-cell>
          <table:table-cell office:value-type="string" calcext:value-type="string">
            <text:p>Stroblhof</text:p>
          </table:table-cell>
          <table:table-cell office:value-type="float" office:value="39.931545" calcext:value-type="float">
            <text:p>39.9315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Schwarze Madonna, Weingut Klosterhof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gh5n5xvsmz8m7q47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Schwarze Madonna</text:p>
          </table:table-cell>
          <table:table-cell office:value-type="string" calcext:value-type="string">
            <text:p>Klosterhof</text:p>
          </table:table-cell>
          <table:table-cell office:value-type="float" office:value="41.40434" calcext:value-type="float">
            <text:p>41.404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Turmhof, Kellerei Tiefenbrunner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16agwr6zdxgx4bd5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urmhof Pinot Nero</text:p>
          </table:table-cell>
          <table:table-cell office:value-type="string" calcext:value-type="string">
            <text:p>Tiefenbrunner</text:p>
          </table:table-cell>
          <table:table-cell office:value-type="float" office:value="40.670166" calcext:value-type="float">
            <text:p>40.6701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MAZON, Weingut Castelfeder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gafdqet6vka2d34x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zon Pinot Nero</text:p>
          </table:table-cell>
          <table:table-cell office:value-type="string" calcext:value-type="string">
            <text:p>Castelfeder</text:p>
          </table:table-cell>
          <table:table-cell office:value-type="float" office:value="35.810696" calcext:value-type="float">
            <text:p>35.8106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VOM LEHM, Riserva, Stefan Rohregger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z7q0etm0qth72v02h9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om Lehm</text:p>
          </table:table-cell>
          <table:table-cell office:value-type="string" calcext:value-type="string">
            <text:p>Rohregger</text:p>
          </table:table-cell>
          <table:table-cell office:value-type="float" office:value="51.814667" calcext:value-type="float">
            <text:p>51.8146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BURGUM NOVUM, Riserva, Weingut Castelfeder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gwv6r1kwmxaze8v1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Burgum Novum</text:p>
          </table:table-cell>
          <table:table-cell office:value-type="string" calcext:value-type="string">
            <text:p>Castelfeder</text:p>
          </table:table-cell>
          <table:table-cell office:value-type="float" office:value="46.416332" calcext:value-type="float">
            <text:p>46.4163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MAZON, Riserva, Kellerei J. Hofstätter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f1xzamprrnxx0043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Mazon</text:p>
          </table:table-cell>
          <table:table-cell office:value-type="string" calcext:value-type="string">
            <text:p>J. Hofstätter</text:p>
          </table:table-cell>
          <table:table-cell office:value-type="float" office:value="40.430897" calcext:value-type="float">
            <text:p>40.4308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St. Valentin, Riserva, Kellerei St. Michael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whbcdak4ythj1qxp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41.368088" calcext:value-type="float">
            <text:p>41.3680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LEHMONT, Riserva, Kellerei St. Pauls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6kjnpsqvmgxtt70zpv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Lehmont</text:p>
          </table:table-cell>
          <table:table-cell office:value-type="string" calcext:value-type="string">
            <text:p>Kellerei St. Pauls</text:p>
          </table:table-cell>
          <table:table-cell office:value-type="float" office:value="45.025734" calcext:value-type="float">
            <text:p>45.0257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QUINTESSENZ, CS Riserva Kellerei Kaltern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tf8mqh1jmt2ry9y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Quintessenz</text:p>
          </table:table-cell>
          <table:table-cell office:value-type="string" calcext:value-type="string">
            <text:p>Kellerei Kaltern</text:p>
          </table:table-cell>
          <table:table-cell office:value-type="float" office:value="45.850426" calcext:value-type="float">
            <text:p>45.8504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BURGUM NOVUM CB Riserva Weingut Castelfeder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g79xzschkfcxdae1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Burgum Novum</text:p>
          </table:table-cell>
          <table:table-cell office:value-type="string" calcext:value-type="string">
            <text:p>Castelfeder</text:p>
          </table:table-cell>
          <table:table-cell office:value-type="float" office:value="46.365013" calcext:value-type="float">
            <text:p>46.3650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LERIAN CF, Weingut Seppi BIO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2m7cppwpt6hs11n97a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Lerian Bio</text:p>
          </table:table-cell>
          <table:table-cell office:value-type="string" calcext:value-type="string">
            <text:p>Weingut Seppi</text:p>
          </table:table-cell>
          <table:table-cell office:value-type="float" office:value="45.826145" calcext:value-type="float">
            <text:p>45.8261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TUS, Weingut Ritterhof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enm0qeabedjntprmd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tus</text:p>
          </table:table-cell>
          <table:table-cell office:value-type="string" calcext:value-type="string">
            <text:p>Ritterhof</text:p>
          </table:table-cell>
          <table:table-cell office:value-type="float" office:value="48.048073" calcext:value-type="float">
            <text:p>48.0480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Siebeneich, Riserva Kellerei Terlan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y4nmgm36x8hcwy1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7.81501" calcext:value-type="float">
            <text:p>57.8150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NUSSBAUM, Riserva Weingut Klosterhof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ezej622h1sqhppdwzq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Nussbaum</text:p>
          </table:table-cell>
          <table:table-cell office:value-type="string" calcext:value-type="string">
            <text:p>Klosterhof</text:p>
          </table:table-cell>
          <table:table-cell office:value-type="float" office:value="39.21438" calcext:value-type="float">
            <text:p>39.214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KASTELAZ Riserva Weingut Elena Walch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jr9a27wz76vak55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Vigna Kastelaz</text:p>
          </table:table-cell>
          <table:table-cell office:value-type="string" calcext:value-type="string">
            <text:p>Elena Walch</text:p>
          </table:table-cell>
          <table:table-cell office:value-type="float" office:value="52.916122" calcext:value-type="float">
            <text:p>52.9161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BRENNTAL Riserva, Kellerei Kurtatsch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03g64rzcatxnbg9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Brenntal</text:p>
          </table:table-cell>
          <table:table-cell office:value-type="string" calcext:value-type="string">
            <text:p>Cantina Kurtatsch</text:p>
          </table:table-cell>
          <table:table-cell office:value-type="float" office:value="39.219444" calcext:value-type="float">
            <text:p>39.2194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ESTINA CS-ME Riserva, Weingut H.Lentsch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hqfyyqrkgaxp1wg9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-Merlot Palestina Riserva</text:p>
          </table:table-cell>
          <table:table-cell office:value-type="string" calcext:value-type="string">
            <text:p>Weingut H.Lentsch</text:p>
          </table:table-cell>
          <table:table-cell office:value-type="float" office:value="43.174034" calcext:value-type="float">
            <text:p>43.1740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ERMESSE Grand Cuvee`ME-LA-CS-PV-SY, Weingut Elena Walch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57.14244" calcext:value-type="float">
            <text:p>57.142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Conte, LA-ME-CS, Weingut Manincor BIO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s95fpa5erqv0hpnzagyj3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Conte</text:p>
          </table:table-cell>
          <table:table-cell office:value-type="string" calcext:value-type="string">
            <text:p>Manincor</text:p>
          </table:table-cell>
          <table:table-cell office:value-type="float" office:value="41.505455" calcext:value-type="float">
            <text:p>41.5054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ma, ME-CS, Kellerei Kurtatsch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h6shptadh6cg467k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Cantina Kurtatsch</text:p>
          </table:table-cell>
          <table:table-cell office:value-type="float" office:value="33.355263" calcext:value-type="float">
            <text:p>33.3552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LANTIES Rot, Cabernet Cortis, St. Quirinus BIO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5rrey1nanbd83c82r37w7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lanties Rot Bio</text:p>
          </table:table-cell>
          <table:table-cell office:value-type="string" calcext:value-type="string">
            <text:p>St Quirinus</text:p>
          </table:table-cell>
          <table:table-cell office:value-type="float" office:value="54.69595" calcext:value-type="float">
            <text:p>54.695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ELDHERR, CS-CF-CB, Weingut Lieselehof BIO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8yq5662fvs3cm5vax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eldherr Bio</text:p>
          </table:table-cell>
          <table:table-cell office:value-type="string" calcext:value-type="string">
            <text:p>Lieselehof</text:p>
          </table:table-cell>
          <table:table-cell office:value-type="float" office:value="52.104664" calcext:value-type="float">
            <text:p>52.1046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L DE RÉY, LA-PV-TA, Landesweingut Laimburg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2qpnzv0h58cx4ydcz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l de Réy</text:p>
          </table:table-cell>
          <table:table-cell office:value-type="string" calcext:value-type="string">
            <text:p>Laimburg</text:p>
          </table:table-cell>
          <table:table-cell office:value-type="float" office:value="42.741177" calcext:value-type="float">
            <text:p>42.7411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ZIO, ME-CS, Riserva, Baron di Pauli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e1yb4h9wpngjrv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zio Riserva</text:p>
          </table:table-cell>
          <table:table-cell office:value-type="string" calcext:value-type="string">
            <text:p>Baron Di Pauli</text:p>
          </table:table-cell>
          <table:table-cell office:value-type="float" office:value="43.34916" calcext:value-type="float">
            <text:p>43.349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BION, ME-CF,Weingut Stroblhof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xnejy7fm3bp3mwmx7dwkp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bion</text:p>
          </table:table-cell>
          <table:table-cell office:value-type="string" calcext:value-type="string">
            <text:p>Stroblhof</text:p>
          </table:table-cell>
          <table:table-cell office:value-type="float" office:value="43.791164" calcext:value-type="float">
            <text:p>43.7911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URITIUS, LA-ME, Kellerei Bozen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kpyzqr21yc1p3a36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-Merlot Mauritius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5.72997" calcext:value-type="float">
            <text:p>35.729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URITIUS, LA-ME, Kellerei Bozen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kpyzqr21yc1p3a36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-Merlot Mauritius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5.72997" calcext:value-type="float">
            <text:p>35.729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URITIUS, LA-ME, Kellerei Bozen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kpyzqr21yc1p3a36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-Merlot Mauritius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5.72997" calcext:value-type="float">
            <text:p>35.729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, ME-CF-TE, Weingut Manincor BIO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b0pcbwmmy0vdyc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 Bio</text:p>
          </table:table-cell>
          <table:table-cell office:value-type="string" calcext:value-type="string">
            <text:p>Manincor</text:p>
          </table:table-cell>
          <table:table-cell office:value-type="float" office:value="48.206955" calcext:value-type="float">
            <text:p>48.2069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Quintessenz Passito, Kellerei Kaltern, 0,375l `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hssmq0d40w8a4wk4j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Passito Quintessenz</text:p>
          </table:table-cell>
          <table:table-cell office:value-type="string" calcext:value-type="string">
            <text:p>Kellerei Kaltern</text:p>
          </table:table-cell>
          <table:table-cell office:value-type="float" office:value="46.8966" calcext:value-type="float">
            <text:p>46.89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osenmuskateller, Ansitz Waldgries, 0,375l `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1jn1mzrwcdravh77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osenmuskateller</text:p>
          </table:table-cell>
          <table:table-cell office:value-type="string" calcext:value-type="string">
            <text:p>Ansitz Waldgries</text:p>
          </table:table-cell>
          <table:table-cell office:value-type="float" office:value="57.835682" calcext:value-type="float">
            <text:p>57.8356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Kamptal Reserve trocken BRANDL Zöbing LAMM 1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xwg4xdjcp213gh74f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mm 1 ÖTW Grüner Veltliner Reserve</text:p>
          </table:table-cell>
          <table:table-cell office:value-type="string" calcext:value-type="string">
            <text:p>Brandl Zöbing</text:p>
          </table:table-cell>
          <table:table-cell office:value-type="float" office:value="61.570873" calcext:value-type="float">
            <text:p>61.5708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Kamptal Reserve trocken BRANDL Zöbing KOGELBERG 1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xwecheq92sk7mtdrq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ogelberg 1 ÖTW Riesling Reserve</text:p>
          </table:table-cell>
          <table:table-cell office:value-type="string" calcext:value-type="string">
            <text:p>Brandl Zöbing</text:p>
          </table:table-cell>
          <table:table-cell office:value-type="float" office:value="58.72687" calcext:value-type="float">
            <text:p>58.726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Franciacorta, DOCG Brut Armonia, Le CantoriE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kkva43xd1h2j7bw9b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Armonia Brut</text:p>
          </table:table-cell>
          <table:table-cell office:value-type="string" calcext:value-type="string">
            <text:p>Le Cantorie</text:p>
          </table:table-cell>
          <table:table-cell office:value-type="float" office:value="48.58131" calcext:value-type="float">
            <text:p>48.581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73</text:p>
          </table:table-cell>
          <table:table-cell/>
          <table:table-cell office:value-type="string" calcext:value-type="string">
            <text:p>Franciacorta DOCG Brut Armonia, Le CantoriE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kkva43xd1h2j7bw9b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Armonia Brut</text:p>
          </table:table-cell>
          <table:table-cell office:value-type="string" calcext:value-type="string">
            <text:p>Le Cantorie</text:p>
          </table:table-cell>
          <table:table-cell office:value-type="float" office:value="48.58131" calcext:value-type="float">
            <text:p>48.581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74</text:p>
          </table:table-cell>
          <table:table-cell/>
          <table:table-cell office:value-type="string" calcext:value-type="string">
            <text:p>Franciacorta DOCG Rosé, Le CantoriE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kma6k5gwdysg3rx9w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Rosé</text:p>
          </table:table-cell>
          <table:table-cell office:value-type="string" calcext:value-type="string">
            <text:p>Le Cantorie</text:p>
          </table:table-cell>
          <table:table-cell office:value-type="float" office:value="40.337715" calcext:value-type="float">
            <text:p>40.3377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Toblino Vent, Extra Brut, Trento DOC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xwg63jx5j3jzv41p6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ent Extra Brut</text:p>
          </table:table-cell>
          <table:table-cell office:value-type="string" calcext:value-type="string">
            <text:p>Cantina Toblino</text:p>
          </table:table-cell>
          <table:table-cell office:value-type="float" office:value="36.8097" calcext:value-type="float">
            <text:p>36.80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76</text:p>
          </table:table-cell>
          <table:table-cell/>
          <table:table-cell office:value-type="string" calcext:value-type="string">
            <text:p>Praal, Pinot Bianco Kellerei/Cantina Toblino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xwnf78tgevh3gnfbr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aàl</text:p>
          </table:table-cell>
          <table:table-cell office:value-type="string" calcext:value-type="string">
            <text:p>Cantina Toblino</text:p>
          </table:table-cell>
          <table:table-cell office:value-type="float" office:value="46.97238" calcext:value-type="float">
            <text:p>46.972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 DOC Il Gruccione, Nunzio Ghiraldi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t94cjsv4fdw8bwb5z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l Gruccione Lugana</text:p>
          </table:table-cell>
          <table:table-cell office:value-type="string" calcext:value-type="string">
            <text:p>Nunzio Ghiraldi</text:p>
          </table:table-cell>
          <table:table-cell office:value-type="float" office:value="75.64011" calcext:value-type="float">
            <text:p>75.6401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VERRO, Cuvee Toscana CS-CF-ME-PV,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47.28746" calcext:value-type="float">
            <text:p>47.287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Toscana in Anfora, CS-ME, Fatt. di Poggiopiano BIO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bgaektb3f5jk8ke1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ggio Galardi in Anfora Rosso di Toscana</text:p>
          </table:table-cell>
          <table:table-cell office:value-type="string" calcext:value-type="string">
            <text:p>Galardi Fattoria di Poggiopiano</text:p>
          </table:table-cell>
          <table:table-cell office:value-type="float" office:value="47.65017" calcext:value-type="float">
            <text:p>47.650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 Toscana, CS-CF-ME-PV,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9k2rhbm6pw1kcy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</text:p>
          </table:table-cell>
          <table:table-cell office:value-type="string" calcext:value-type="string">
            <text:p>Monteverro</text:p>
          </table:table-cell>
          <table:table-cell office:value-type="float" office:value="53.11071" calcext:value-type="float">
            <text:p>53.110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 Toscana, CS-CF-ME-PV,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9k2rhbm6pw1kcy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</text:p>
          </table:table-cell>
          <table:table-cell office:value-type="string" calcext:value-type="string">
            <text:p>Monteverro</text:p>
          </table:table-cell>
          <table:table-cell office:value-type="float" office:value="53.11071" calcext:value-type="float">
            <text:p>53.110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IAROSSA CF-M-SY-CS-PV-SG- Toscana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7cpv1emvycwgzya6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Caiarossa</text:p>
          </table:table-cell>
          <table:table-cell office:value-type="float" office:value="47.579704" calcext:value-type="float">
            <text:p>47.5797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DOCG Riserva, Fattoria di Poggiopiano, Toscana, BIO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ap87k0xgq34beaq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serva Chianti</text:p>
          </table:table-cell>
          <table:table-cell office:value-type="string" calcext:value-type="string">
            <text:p>Galardi Fattoria di Poggiopiano</text:p>
          </table:table-cell>
          <table:table-cell office:value-type="float" office:value="40.970753" calcext:value-type="float">
            <text:p>40.9707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Gramolere (Cru Monforte), Manzone Giovanni, Piemonte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sx3wnntxd3dgh7h08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Gramolere Barolo</text:p>
          </table:table-cell>
          <table:table-cell office:value-type="string" calcext:value-type="string">
            <text:p>Manzone</text:p>
          </table:table-cell>
          <table:table-cell office:value-type="float" office:value="44.71367" calcext:value-type="float">
            <text:p>44.713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Gramolere (Cru Monforte), Manzone Giovanni, Piemonte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sx3wnntxd3dgh7h08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Gramolere Barolo</text:p>
          </table:table-cell>
          <table:table-cell office:value-type="string" calcext:value-type="string">
            <text:p>Manzone</text:p>
          </table:table-cell>
          <table:table-cell office:value-type="float" office:value="44.71367" calcext:value-type="float">
            <text:p>44.713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Gramolere (Cru Lage Monforte), Manzone `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sx3wnntxd3dgh7h08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Gramolere Barolo</text:p>
          </table:table-cell>
          <table:table-cell office:value-type="string" calcext:value-type="string">
            <text:p>Manzone</text:p>
          </table:table-cell>
          <table:table-cell office:value-type="float" office:value="44.71367" calcext:value-type="float">
            <text:p>44.713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Gramolere (Cru Lage Monforte), Manzone `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sx3wnntxd3dgh7h08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Gramolere Barolo</text:p>
          </table:table-cell>
          <table:table-cell office:value-type="string" calcext:value-type="string">
            <text:p>Manzone</text:p>
          </table:table-cell>
          <table:table-cell office:value-type="float" office:value="44.71367" calcext:value-type="float">
            <text:p>44.713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`ALBA “La Marchesa”, Manzone Giovanni, Piemonte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dseb7pg421nhx642s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Marchesa Barbera d'Alba Superiore</text:p>
          </table:table-cell>
          <table:table-cell office:value-type="string" calcext:value-type="string">
            <text:p>Manzone</text:p>
          </table:table-cell>
          <table:table-cell office:value-type="float" office:value="44.588467" calcext:value-type="float">
            <text:p>44.5884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Il Crutina, Manzone Giovanni, Piemonte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t7new5kzncykppma5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Crutin Langhe Nebbiolo</text:p>
          </table:table-cell>
          <table:table-cell office:value-type="string" calcext:value-type="string">
            <text:p>Manzone</text:p>
          </table:table-cell>
          <table:table-cell office:value-type="float" office:value="42.838425" calcext:value-type="float">
            <text:p>42.8384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abucco Vino IGT Emilia Rosso BA-ME, Monte delle Vigne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0kkx7sq3d2rqhfzt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abucco</text:p>
          </table:table-cell>
          <table:table-cell office:value-type="string" calcext:value-type="string">
            <text:p>Monte delle Vigne</text:p>
          </table:table-cell>
          <table:table-cell office:value-type="float" office:value="49.944073" calcext:value-type="float">
            <text:p>49.9440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mpagne Brut AOC Royale Réserve Philipponnat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63nx7n95vw12dcynh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oyale Réserve Brut</text:p>
          </table:table-cell>
          <table:table-cell office:value-type="string" calcext:value-type="string">
            <text:p>Philipponnat</text:p>
          </table:table-cell>
          <table:table-cell office:value-type="float" office:value="42.082947" calcext:value-type="float">
            <text:p>42.0829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mpagne Monmarthe, Extra brut, Coup de Coeur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cxane4zrraq4k4ykk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Premier Cru Coup de Coeur Extra Brut</text:p>
          </table:table-cell>
          <table:table-cell office:value-type="string" calcext:value-type="string">
            <text:p>Monmarthe</text:p>
          </table:table-cell>
          <table:table-cell office:value-type="float" office:value="46.61419" calcext:value-type="float">
            <text:p>46.6141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ne Blanc Cote d’Or, Domaine Michel Mallard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vw7jy9nny3kc7p9st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Côte-d'Or Chardonnay</text:p>
          </table:table-cell>
          <table:table-cell office:value-type="string" calcext:value-type="string">
            <text:p>Domaine Michel Mallard</text:p>
          </table:table-cell>
          <table:table-cell office:value-type="float" office:value="45.90303" calcext:value-type="float">
            <text:p>45.903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mard Appell. Jan Marc Bouley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3600" calcext:value-type="float">
            <text:p>136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wqx2zdtae3csctec2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mard</text:p>
          </table:table-cell>
          <table:table-cell office:value-type="string" calcext:value-type="string">
            <text:p>Domaine Jean-Marc Bouley</text:p>
          </table:table-cell>
          <table:table-cell office:value-type="float" office:value="35.378693" calcext:value-type="float">
            <text:p>35.3786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teau Palmer ALTER EGO Appellation Margaux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6100" calcext:value-type="float">
            <text:p>16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f5ansemx1bbg5c0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gaux Alter Ego</text:p>
          </table:table-cell>
          <table:table-cell office:value-type="string" calcext:value-type="string">
            <text:p>Chateau Palmer</text:p>
          </table:table-cell>
          <table:table-cell office:value-type="float" office:value="48.47228" calcext:value-type="float">
            <text:p>48.472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Reserve SALWEY, Oberrotweiler 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575aq41nx04wxtktqpdvb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RS Oberrotweil</text:p>
          </table:table-cell>
          <table:table-cell office:value-type="string" calcext:value-type="string">
            <text:p>Salwey</text:p>
          </table:table-cell>
          <table:table-cell office:value-type="float" office:value="37.937622" calcext:value-type="float">
            <text:p>37.9376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Clemens Busch Marienburg GG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rbwrzb5gcgktqq9f8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Marienburg GG</text:p>
          </table:table-cell>
          <table:table-cell office:value-type="string" calcext:value-type="string">
            <text:p>Clemens Busch</text:p>
          </table:table-cell>
          <table:table-cell office:value-type="float" office:value="53.508575" calcext:value-type="float">
            <text:p>53.5085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ünstler GG Assmannshausen Höllenberg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pf90x6dcjbna0zhk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ssmannshäuser Höllenberg Spätburgunder GG</text:p>
          </table:table-cell>
          <table:table-cell office:value-type="string" calcext:value-type="string">
            <text:p>Künstler</text:p>
          </table:table-cell>
          <table:table-cell office:value-type="float" office:value="46.214447" calcext:value-type="float">
            <text:p>46.2144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LWEY Kirchberg GG `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yrcahv55y3k2jj331s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Kirchberg GG</text:p>
          </table:table-cell>
          <table:table-cell office:value-type="string" calcext:value-type="string">
            <text:p>Salwey</text:p>
          </table:table-cell>
          <table:table-cell office:value-type="float" office:value="40.542908" calcext:value-type="float">
            <text:p>40.5429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nhard Huber Malterdinger Bienenberg GG ´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5400" calcext:value-type="float">
            <text:p>154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0rag9xfsqhsxe9thd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Bienenberg GG</text:p>
          </table:table-cell>
          <table:table-cell office:value-type="string" calcext:value-type="string">
            <text:p>Bernhard Huber</text:p>
          </table:table-cell>
          <table:table-cell office:value-type="float" office:value="46.71316" calcext:value-type="float">
            <text:p>46.71316</text:p>
          </table:table-cell>
        </table:table-row>
      </table:table>
      <table:table table:name="Manual (insert ids)" table:style-name="ta1">
        <table:table-column table:style-name="co1" table:number-columns-repeated="26" table:default-cell-style-name="ce3"/>
        <table:table-row table:style-name="ro2">
          <table:table-cell/>
          <table:table-cell table:style-name="ce5" office:value-type="string" calcext:value-type="string">
            <text:p>matched_id</text:p>
          </table:table-cell>
          <table:table-cell table:style-name="ce5" office:value-type="string" calcext:value-type="string">
            <text:p>external_id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winery_name</text:p>
          </table:table-cell>
          <table:table-cell table:style-name="ce5" office:value-type="string" calcext:value-type="string">
            <text:p>info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vintage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purchase_price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storage_area</text:p>
          </table:table-cell>
          <table:table-cell table:style-name="ce5" office:value-type="string" calcext:value-type="string">
            <text:p>internal_notes</text:p>
          </table:table-cell>
          <table:table-cell table:style-name="ce5" office:value-type="string" calcext:value-type="string">
            <text:p>visible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TRUE</text:p>
          </table:table-cell>
          <table:table-cell/>
          <table:table-cell table:style-name="ce5" office:value-type="float" office:value="216" calcext:value-type="float">
            <text:p>216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SALWEY Oberrotweil `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5800" calcext:value-type="float">
            <text:p>58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h4pmmfq2k9pvra5s73nmfr8j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inot bianco DeSilva DOC 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2900" calcext:value-type="float">
            <text:p>29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jtr11pha8yvf9ft9evwp47tt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Il Secondo, cuvèe bianco WB-CH-SV 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500" calcext:value-type="float">
            <text:p>35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4" office:value-type="string" calcext:value-type="string">
            <text:p>TRUE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/>
          <table:table-cell table:style-name="ce5" office:value-type="string" calcext:value-type="string">
            <text:p>Pinot Nero De Silva Private Reserve 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5500" calcext:value-type="float">
            <text:p>55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gzr4ksmxhs3pcnxcft4hsbxs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WHITE</text:p>
          </table:table-cell>
          <table:table-cell table:style-name="ce5" office:value-type="string" calcext:value-type="string">
            <text:p>COLLECTION, Pinot Bianco St.Valentin `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8700" calcext:value-type="float">
            <text:p>87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gzr4kskpz3t6pte1cfyvzpzv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WHITE</text:p>
          </table:table-cell>
          <table:table-cell table:style-name="ce5" office:value-type="string" calcext:value-type="string">
            <text:p>VORBERG, Weissburgunder Ris., Kellerei Terlan `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7000" calcext:value-type="float">
            <text:p>7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gzr4kt162vennccgcpgs1e2f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WHITE</text:p>
          </table:table-cell>
          <table:table-cell table:style-name="ce5" office:value-type="string" calcext:value-type="string">
            <text:p>VIGNA Castel Ringberg, Chardonay Ris. Weingut Elena Walch `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1000" calcext:value-type="float">
            <text:p>11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4" office:value-type="string" calcext:value-type="string">
            <text:p>TRUE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WHITE</text:p>
          </table:table-cell>
          <table:table-cell table:style-name="ce5" office:value-type="string" calcext:value-type="string">
            <text:p>LÖWENGANG, Chardonnay Ris. Weingut Alois Lageder `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1000" calcext:value-type="float">
            <text:p>11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gzr4ksk9b3gdt3dksv5jy13q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WHITE</text:p>
          </table:table-cell>
          <table:table-cell table:style-name="ce5" office:value-type="string" calcext:value-type="string">
            <text:p>LIEBENAICH, Sauvignon blanc, Kellerei Manincor BIO 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1000" calcext:value-type="float">
            <text:p>11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4" office:value-type="string" calcext:value-type="string">
            <text:p>TRUE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BARTHENAU Blauburgunder Ris., Weingut Hofstätter `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13000" calcext:value-type="float">
            <text:p>13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4" office:value-type="string" calcext:value-type="string">
            <text:p>TRUE</text:p>
          </table:table-cell>
          <table:table-cell/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BARTHENAU Blauburgunder Ris., Weingut Hofstätter `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12500" calcext:value-type="float">
            <text:p>125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4" office:value-type="string" calcext:value-type="string">
            <text:p>TRUE</text:p>
          </table:table-cell>
          <table:table-cell/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BARTHENAU Blauburgunder Ris., Weingut Hofstätter `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12000" calcext:value-type="float">
            <text:p>12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4" office:value-type="string" calcext:value-type="string">
            <text:p>TRUE</text:p>
          </table:table-cell>
          <table:table-cell/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BARTHENAU Blauburgunder Ris., Weingut Hofstätter `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500" calcext:value-type="float">
            <text:p>105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jtr1q249t3zs94fj43a852rb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MANUS Lagrein Riserva, Weingut Ritterhof 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8500" calcext:value-type="float">
            <text:p>85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4" office:value-type="string" calcext:value-type="string">
            <text:p>TRUE</text:p>
          </table:table-cell>
          <table:table-cell/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RAMUS Cabernet-Merlot Riserva, Weingut Ritterhof 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7500" calcext:value-type="float">
            <text:p>75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/>
          <table:table-cell table:style-name="ce5" office:value-type="string" calcext:value-type="string">
            <text:p>Kalterer See Kunststück Kellerei Kaltern `</text:p>
          </table:table-cell>
          <table:table-cell table:number-columns-repeated="2"/>
          <table:table-cell table:style-name="ce5" office:value-type="string" calcext:value-type="string">
            <text:p>MAGNUM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8000" calcext:value-type="float">
            <text:p>8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/>
          <table:table-cell table:style-name="ce5" office:value-type="float" office:value="51" calcext:value-type="float">
            <text:p>51</text:p>
          </table:table-cell>
          <table:table-cell/>
          <table:table-cell table:style-name="ce5" office:value-type="string" calcext:value-type="string">
            <text:p>Kalterer See Kunststück Kellerei Kaltern `</text:p>
          </table:table-cell>
          <table:table-cell table:number-columns-repeated="2"/>
          <table:table-cell table:style-name="ce5" office:value-type="string" calcext:value-type="string">
            <text:p>MAGNUM</text:p>
          </table:table-cell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8500" calcext:value-type="float">
            <text:p>85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h0sq47zn1e6vsqbsjk5e98k2</text:p>
          </table:table-cell>
          <table:table-cell table:style-name="ce5" office:value-type="float" office:value="52" calcext:value-type="float">
            <text:p>52</text:p>
          </table:table-cell>
          <table:table-cell/>
          <table:table-cell table:style-name="ce5" office:value-type="string" calcext:value-type="string">
            <text:p>St. Magdalena, Artis, Weingut Thomas Unterhofer `</text:p>
          </table:table-cell>
          <table:table-cell table:number-columns-repeated="2"/>
          <table:table-cell table:style-name="ce5" office:value-type="string" calcext:value-type="string">
            <text:p>MAGNUM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6000" calcext:value-type="float">
            <text:p>6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h0r2ppgjmszae3k6fr1ra4j3</text:p>
          </table:table-cell>
          <table:table-cell table:style-name="ce5" office:value-type="float" office:value="53" calcext:value-type="float">
            <text:p>53</text:p>
          </table:table-cell>
          <table:table-cell/>
          <table:table-cell table:style-name="ce5" office:value-type="string" calcext:value-type="string">
            <text:p>Blauburgunder, Ris. Schwarze Madonna Weingut Klosterhof `</text:p>
          </table:table-cell>
          <table:table-cell table:number-columns-repeated="2"/>
          <table:table-cell table:style-name="ce5" office:value-type="string" calcext:value-type="string">
            <text:p>MAGNUM</text:p>
          </table:table-cell>
          <table:table-cell table:style-name="ce5" office:value-type="float" office:value="2018" calcext:value-type="float">
            <text:p>2018</text:p>
          </table:table-cell>
          <table:table-cell table:style-name="ce5" office:value-type="float" office:value="12000" calcext:value-type="float">
            <text:p>12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h4pmmg36qy97eg3m7mmwqyhc</text:p>
          </table:table-cell>
          <table:table-cell table:style-name="ce5" office:value-type="float" office:value="56" calcext:value-type="float">
            <text:p>56</text:p>
          </table:table-cell>
          <table:table-cell/>
          <table:table-cell table:style-name="ce5" office:value-type="string" calcext:value-type="string">
            <text:p>Lagrein, Ris., Bos Taurus, Weingut Niklas ´</text:p>
          </table:table-cell>
          <table:table-cell table:number-columns-repeated="2"/>
          <table:table-cell table:style-name="ce5" office:value-type="string" calcext:value-type="string">
            <text:p>MAGNUM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9000" calcext:value-type="float">
            <text:p>9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4" office:value-type="string" calcext:value-type="string">
            <text:p>TRUE</text:p>
          </table:table-cell>
          <table:table-cell/>
          <table:table-cell table:style-name="ce5" office:value-type="float" office:value="57" calcext:value-type="float">
            <text:p>57</text:p>
          </table:table-cell>
          <table:table-cell/>
          <table:table-cell table:style-name="ce5" office:value-type="string" calcext:value-type="string">
            <text:p>Lagrein, Morus Ris., H.Lentsch ´</text:p>
          </table:table-cell>
          <table:table-cell table:number-columns-repeated="2"/>
          <table:table-cell table:style-name="ce5" office:value-type="string" calcext:value-type="string">
            <text:p>MAGNUM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2500" calcext:value-type="float">
            <text:p>125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4" office:value-type="string" calcext:value-type="string">
            <text:p>TRUE</text:p>
          </table:table-cell>
          <table:table-cell/>
          <table:table-cell table:style-name="ce5" office:value-type="float" office:value="58" calcext:value-type="float">
            <text:p>58</text:p>
          </table:table-cell>
          <table:table-cell/>
          <table:table-cell table:style-name="ce5" office:value-type="string" calcext:value-type="string">
            <text:p>Lagrein, Morus Ris., H.Lentsch ´</text:p>
          </table:table-cell>
          <table:table-cell table:number-columns-repeated="2"/>
          <table:table-cell table:style-name="ce5" office:value-type="string" calcext:value-type="string">
            <text:p>MAGNUM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2000" calcext:value-type="float">
            <text:p>12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4" office:value-type="string" calcext:value-type="string">
            <text:p>TRUE</text:p>
          </table:table-cell>
          <table:table-cell/>
          <table:table-cell table:style-name="ce5" office:value-type="float" office:value="59" calcext:value-type="float">
            <text:p>59</text:p>
          </table:table-cell>
          <table:table-cell/>
          <table:table-cell table:style-name="ce5" office:value-type="string" calcext:value-type="string">
            <text:p>Lagrein, Morus Ris., H.Lentsch ´</text:p>
          </table:table-cell>
          <table:table-cell table:number-columns-repeated="2"/>
          <table:table-cell table:style-name="ce5" office:value-type="string" calcext:value-type="string">
            <text:p>MAGNUM</text:p>
          </table:table-cell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11500" calcext:value-type="float">
            <text:p>115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h0qsxmw60741s5xf8a7g1yv2</text:p>
          </table:table-cell>
          <table:table-cell table:style-name="ce5" office:value-type="float" office:value="62" calcext:value-type="float">
            <text:p>62</text:p>
          </table:table-cell>
          <table:table-cell/>
          <table:table-cell table:style-name="ce5" office:value-type="string" calcext:value-type="string">
            <text:p>Merlot, NUSSLEITEN Ris. Castel Sallegg ´</text:p>
          </table:table-cell>
          <table:table-cell table:number-columns-repeated="2"/>
          <table:table-cell table:style-name="ce5" office:value-type="string" calcext:value-type="string">
            <text:p>MAGNUM</text:p>
          </table:table-cell>
          <table:table-cell table:style-name="ce5" office:value-type="float" office:value="2018" calcext:value-type="float">
            <text:p>2018</text:p>
          </table:table-cell>
          <table:table-cell table:style-name="ce5" office:value-type="float" office:value="14500" calcext:value-type="float">
            <text:p>145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h0qsxmw60741s5xf8a7g1yv2</text:p>
          </table:table-cell>
          <table:table-cell table:style-name="ce5" office:value-type="float" office:value="63" calcext:value-type="float">
            <text:p>63</text:p>
          </table:table-cell>
          <table:table-cell/>
          <table:table-cell table:style-name="ce5" office:value-type="string" calcext:value-type="string">
            <text:p>Merlot, NUSSLEITEN Ris. Castel Sallegg ´</text:p>
          </table:table-cell>
          <table:table-cell table:number-columns-repeated="2"/>
          <table:table-cell table:style-name="ce5" office:value-type="string" calcext:value-type="string">
            <text:p>MAGNUM</text:p>
          </table:table-cell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13800" calcext:value-type="float">
            <text:p>138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gzr4ksdnr2a29wese6gmcd1f</text:p>
          </table:table-cell>
          <table:table-cell table:style-name="ce5" office:value-type="float" office:value="65" calcext:value-type="float">
            <text:p>65</text:p>
          </table:table-cell>
          <table:table-cell/>
          <table:table-cell table:style-name="ce5" office:value-type="string" calcext:value-type="string">
            <text:p>Cabernet Sauv., Kunststück Ris., Kellerei Kaltern `</text:p>
          </table:table-cell>
          <table:table-cell table:number-columns-repeated="2"/>
          <table:table-cell table:style-name="ce5" office:value-type="string" calcext:value-type="string">
            <text:p>MAGNUM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5000" calcext:value-type="float">
            <text:p>15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h0qsxmw6dxn8nmxcfsnpfh9m</text:p>
          </table:table-cell>
          <table:table-cell table:style-name="ce5" office:value-type="float" office:value="66" calcext:value-type="float">
            <text:p>66</text:p>
          </table:table-cell>
          <table:table-cell/>
          <table:table-cell table:style-name="ce5" office:value-type="string" calcext:value-type="string">
            <text:p>Cabernet Sauvignon, Ris. Castel Sallegg ´</text:p>
          </table:table-cell>
          <table:table-cell table:number-columns-repeated="2"/>
          <table:table-cell table:style-name="ce5" office:value-type="string" calcext:value-type="string">
            <text:p>MAGNUM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500" calcext:value-type="float">
            <text:p>125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7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h0sq47vfa44sfp5261p2gard</text:p>
          </table:table-cell>
          <table:table-cell table:style-name="ce5" office:value-type="float" office:value="67" calcext:value-type="float">
            <text:p>67</text:p>
          </table:table-cell>
          <table:table-cell/>
          <table:table-cell table:style-name="ce5" office:value-type="string" calcext:value-type="string">
            <text:p>Cabernet Sauv.-Merlot, Ris. Linticlarus, Kellerei Tiefenbrunner ´</text:p>
          </table:table-cell>
          <table:table-cell table:number-columns-repeated="2"/>
          <table:table-cell table:style-name="ce5" office:value-type="string" calcext:value-type="string">
            <text:p>MAGNUM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3000" calcext:value-type="float">
            <text:p>13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h0qzm1thqfyyqrkgaxp1wg9p</text:p>
          </table:table-cell>
          <table:table-cell table:style-name="ce5" office:value-type="float" office:value="68" calcext:value-type="float">
            <text:p>68</text:p>
          </table:table-cell>
          <table:table-cell/>
          <table:table-cell table:style-name="ce5" office:value-type="string" calcext:value-type="string">
            <text:p>Cabernet Sauv. -Merlot, Ris. Palestina, Weingut H.Lentsch `</text:p>
          </table:table-cell>
          <table:table-cell table:number-columns-repeated="2"/>
          <table:table-cell table:style-name="ce5" office:value-type="string" calcext:value-type="string">
            <text:p>MAGNUM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3000" calcext:value-type="float">
            <text:p>13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h0qzm1thqfyyqrkgaxp1wg9p</text:p>
          </table:table-cell>
          <table:table-cell table:style-name="ce5" office:value-type="float" office:value="69" calcext:value-type="float">
            <text:p>69</text:p>
          </table:table-cell>
          <table:table-cell/>
          <table:table-cell table:style-name="ce5" office:value-type="string" calcext:value-type="string">
            <text:p>Cabernet Sauv. -Merlot, Ris. Palestina, Weingut H.Lentsch `</text:p>
          </table:table-cell>
          <table:table-cell table:number-columns-repeated="2"/>
          <table:table-cell table:style-name="ce5" office:value-type="string" calcext:value-type="string">
            <text:p>MAGNUM</text:p>
          </table:table-cell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12500" calcext:value-type="float">
            <text:p>125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h0qzm1thqfyyqrkgaxp1wg9p</text:p>
          </table:table-cell>
          <table:table-cell table:style-name="ce5" office:value-type="float" office:value="70" calcext:value-type="float">
            <text:p>70</text:p>
          </table:table-cell>
          <table:table-cell/>
          <table:table-cell table:style-name="ce5" office:value-type="string" calcext:value-type="string">
            <text:p>Cabernet Sauv. -Merlot, Ris. Palestina, Weingut H.Lentsch `</text:p>
          </table:table-cell>
          <table:table-cell table:number-columns-repeated="2"/>
          <table:table-cell table:style-name="ce5" office:value-type="string" calcext:value-type="string">
            <text:p>MAGNUM</text:p>
          </table:table-cell>
          <table:table-cell table:style-name="ce5" office:value-type="float" office:value="2018" calcext:value-type="float">
            <text:p>2018</text:p>
          </table:table-cell>
          <table:table-cell table:style-name="ce5" office:value-type="float" office:value="12000" calcext:value-type="float">
            <text:p>12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h0qzm1thqfyyqrkgaxp1wg9p</text:p>
          </table:table-cell>
          <table:table-cell table:style-name="ce5" office:value-type="float" office:value="71" calcext:value-type="float">
            <text:p>71</text:p>
          </table:table-cell>
          <table:table-cell/>
          <table:table-cell table:style-name="ce5" office:value-type="string" calcext:value-type="string">
            <text:p>Cabernet Sauv. -Merlot, Ris. Palestina, Weingut H.Lentsch `</text:p>
          </table:table-cell>
          <table:table-cell table:number-columns-repeated="2"/>
          <table:table-cell table:style-name="ce5" office:value-type="string" calcext:value-type="string">
            <text:p>MAGNUM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1500" calcext:value-type="float">
            <text:p>115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hawwczpfw6f0pz8574k3e41a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WHITE</text:p>
          </table:table-cell>
          <table:table-cell table:style-name="ce5" office:value-type="string" calcext:value-type="string">
            <text:p>PINOT BIANCO Salamander, Riserva Weingut Niklas`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gzr4ksmxhs3pcnxcft4hsbxs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WHITE</text:p>
          </table:table-cell>
          <table:table-cell table:style-name="ce5" office:value-type="string" calcext:value-type="string">
            <text:p>PINOT BIANCO St Valentin, Kellerei St. Michael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4200" calcext:value-type="float">
            <text:p>42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4" office:value-type="string" calcext:value-type="string">
            <text:p>TRUE</text:p>
          </table:table-cell>
          <table:table-cell/>
          <table:table-cell table:style-name="ce5" office:value-type="float" office:value="81" calcext:value-type="float">
            <text:p>81</text:p>
          </table:table-cell>
          <table:table-cell table:style-name="ce5" office:value-type="string" calcext:value-type="string">
            <text:p>WHITE</text:p>
          </table:table-cell>
          <table:table-cell table:style-name="ce5" office:value-type="string" calcext:value-type="string">
            <text:p>CHARDONNAY Feld, Steflhof Georg Andergassen 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j52tf8901xgxsxbkp9wy0zq9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WHITE</text:p>
          </table:table-cell>
          <table:table-cell table:style-name="ce5" office:value-type="string" calcext:value-type="string">
            <text:p>Goldmuskateller, Weingut Dominikus 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700" calcext:value-type="float">
            <text:p>27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jtr3qqm159t7wbprcq7hrdan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string" calcext:value-type="string">
            <text:p>WHITE</text:p>
          </table:table-cell>
          <table:table-cell table:style-name="ce5" office:value-type="string" calcext:value-type="string">
            <text:p>Muller Thurgau Coste, Weingut Manuel Tadde, `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3600" calcext:value-type="float">
            <text:p>36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8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jfpr9d5dpvdp1ry2gnkk0695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WHITE</text:p>
          </table:table-cell>
          <table:table-cell table:style-name="ce5" office:value-type="string" calcext:value-type="string">
            <text:p>Solaris INITIUM VINEVENTUM Weinmanufaktur Wallnöfner Stefan BIO `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5800" calcext:value-type="float">
            <text:p>58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8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jfpr9d5dpvdp1ry2gnkk069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WHITE</text:p>
          </table:table-cell>
          <table:table-cell table:style-name="ce5" office:value-type="string" calcext:value-type="string">
            <text:p>Solaris INITIUM VINEVENTUM Weinmanufaktur Wallnöfner Stefan BIO `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6400" calcext:value-type="float">
            <text:p>64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jtr36evw68j44m8p27k0pxn1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string" calcext:value-type="string">
            <text:p>WHITE</text:p>
          </table:table-cell>
          <table:table-cell table:style-name="ce5" office:value-type="string" calcext:value-type="string">
            <text:p>Fruglau WB-PG-SV Weingut Romen `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hnb372b19er1rn6hfr7zfpea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string" calcext:value-type="string">
            <text:p>WHITE</text:p>
          </table:table-cell>
          <table:table-cell table:style-name="ce5" office:value-type="string" calcext:value-type="string">
            <text:p>AICHBERG WB-CH-SV, Weingut Kornell `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j52tf2hgaqemr8j6cqws9r5k</text:p>
          </table:table-cell>
          <table:table-cell table:style-name="ce5" office:value-type="float" office:value="104" calcext:value-type="float">
            <text:p>104</text:p>
          </table:table-cell>
          <table:table-cell/>
          <table:table-cell table:style-name="ce5" office:value-type="string" calcext:value-type="string">
            <text:p>LUIS, Lagrein Rose` Mitterberg, Luis Oberrauch 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3500" calcext:value-type="float">
            <text:p>35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gzr4ksdjf03sqeadrf4m5qkt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KALTERER SEE Plantaditsch, Weingut Klosterhof 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900" calcext:value-type="float">
            <text:p>29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gzr4ksdgd96azmdwfwwngwa8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KALTERER SEE Quintessenz, Kellerei Kaltern 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3100" calcext:value-type="float">
            <text:p>31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gzr4ksdmwtx9xefd5v7vq19s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KALTERER SEE Dominikus, Weingut Dominikus 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2900" calcext:value-type="float">
            <text:p>29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/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Puntay, Pinot Nero Riserva, Kellerei Kaltern BIO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3400" calcext:value-type="float">
            <text:p>34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4" office:value-type="string" calcext:value-type="string">
            <text:p>TRUE</text:p>
          </table:table-cell>
          <table:table-cell/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Cabernet ISTRICE CB Riserva Weingut Elena Walch 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4500" calcext:value-type="float">
            <text:p>45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h0r2pp8yxgfa0f6pmrcg2hb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Cabernet PODALIRIUS, CF, Weingut Morandell 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300" calcext:value-type="float">
            <text:p>43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hawwczppb5sxb65f39ntdv1b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Cabernet Franc, Weingut Nicolussi Leck `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5600" calcext:value-type="float">
            <text:p>56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h0qsxmw6dxn8nmxcfsnpfh9m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Cabernet Sauvignon Castel Salegg Riserva 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4600" calcext:value-type="float">
            <text:p>46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h0my5sjy0v10bezpxseaerf8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LAGREIN Bellutti Riserva Weinberghof Tramin, 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300" calcext:value-type="float">
            <text:p>43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jtr5k8xyn4qjr4ds9jnsfkdm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LAGREIN SEPP, Weingut Nicolussi Leck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3400" calcext:value-type="float">
            <text:p>34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havwefe87je0es7w2p2gj0tb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LAGREIN LUIS, Mitterberg, Weingut Luis Oberrauch 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4300" calcext:value-type="float">
            <text:p>43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h4pmmg36qy97eg3m7mmwqyhc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LAGREIN Bos Taurus, Riserva,Weingut Niklas 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3800" calcext:value-type="float">
            <text:p>38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/>
          <table:table-cell table:style-name="ce5" office:value-type="float" office:value="139" calcext:value-type="float">
            <text:p>139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LAGREIN PRESTIGE, Kellerei Bozen 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4700" calcext:value-type="float">
            <text:p>47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jtr5anr4gqf21744fr061mwr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LAGREIN Carano,ARZENHOF, Riserva, Baron di Pauli 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900" calcext:value-type="float">
            <text:p>49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4" office:value-type="string" calcext:value-type="string">
            <text:p>TRUE</text:p>
          </table:table-cell>
          <table:table-cell/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MERLOT Roan, Steflhof, Weingut Georg Andergassen 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2900" calcext:value-type="float">
            <text:p>29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h0sq47vfa44sfp5261p2gard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LINTICLARUS, CS-ME Riserva Kellerei Tiefenbrunner 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000" calcext:value-type="float">
            <text:p>6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gzr4kspdnc1xqb9twv6da1tz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ANTICUS, CS-ME, Riserva, Kellerei Nals-Margreid 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100" calcext:value-type="float">
            <text:p>61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/>
          <table:table-cell table:style-name="ce5" office:value-type="float" office:value="157" calcext:value-type="float">
            <text:p>157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LOAM, CS-ME, Riserva, Kellerei Tramin 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800" calcext:value-type="float">
            <text:p>68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h0my5t272hxq46fyhcxctby2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Vigna Windegg ME-CS Kellerei Josef Brigl `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3800" calcext:value-type="float">
            <text:p>38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gzr4kspd60y03v4jv0mhcj4w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string" calcext:value-type="string">
            <text:p>DESSERT</text:p>
          </table:table-cell>
          <table:table-cell table:style-name="ce5" office:value-type="string" calcext:value-type="string">
            <text:p>Moscato Giallo, Baronesse, Kellerei Nals-Margeid 0,375l `</text:p>
          </table:table-cell>
          <table:table-cell table:number-columns-repeated="2"/>
          <table:table-cell table:style-name="ce5" office:value-type="string" calcext:value-type="string">
            <text:p>HALF_BOTTLE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5300" calcext:value-type="float">
            <text:p>53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hn3b482gz8aajjgpf5g5fqnt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string" calcext:value-type="string">
            <text:p>DESSERT</text:p>
          </table:table-cell>
          <table:table-cell table:style-name="ce5" office:value-type="string" calcext:value-type="string">
            <text:p>Feldmarschall, Müller-Thurgau, Kellerei Tiefenbrunner, 0,5l `</text:p>
          </table:table-cell>
          <table:table-cell table:number-columns-repeated="2"/>
          <table:table-cell table:style-name="ce5" office:value-type="string" calcext:value-type="string">
            <text:p>HALF_LITER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2000" calcext:value-type="float">
            <text:p>12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jtr6j15qcmc6b98y0ds3smn6</text:p>
          </table:table-cell>
          <table:table-cell table:style-name="ce5" office:value-type="float" office:value="171" calcext:value-type="float">
            <text:p>171</text:p>
          </table:table-cell>
          <table:table-cell/>
          <table:table-cell table:style-name="ce5" office:value-type="string" calcext:value-type="string">
            <text:p>Franciacorta DOCG Riserva "EL SOC L E BU" Le CantoriE 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800" calcext:value-type="float">
            <text:p>78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jtr697pp58pgj74s1nw5rnhz</text:p>
          </table:table-cell>
          <table:table-cell table:style-name="ce5" office:value-type="float" office:value="177" calcext:value-type="float">
            <text:p>177</text:p>
          </table:table-cell>
          <table:table-cell/>
          <table:table-cell table:style-name="ce5" office:value-type="string" calcext:value-type="string">
            <text:p>Prosecco D.O.C. Treviso Extra Dry, Ciodet "Sàntol" 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2600" calcext:value-type="float">
            <text:p>26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h0my5ttr32dt6ahb537ptxvk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AMARONE Riserva Musella, Valpolicella, Veneto BIO 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7000" calcext:value-type="float">
            <text:p>7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gzr4kss3deahcst4pg9yewvz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CHIANTI Castello di Brolio Gan Selezione `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9500" calcext:value-type="float">
            <text:p>95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gzr4kss3deahcst4pg9yewvz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CHIANTI Castello di Brolio Gan Selezione `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8500" calcext:value-type="float">
            <text:p>85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gzr4kt8e89sdb9trpc7xz7xm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MERLOT CASALFERRO Castello di Brolio Toscana `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7500" calcext:value-type="float">
            <text:p>75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gzr4kt8e89sdb9trpc7xz7xm</text:p>
          </table:table-cell>
          <table:table-cell table:style-name="ce5" office:value-type="float" office:value="184" calcext:value-type="float">
            <text:p>184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MERLOT CASALFERRO Castello di Brolio Toscana `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6800" calcext:value-type="float">
            <text:p>68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4" office:value-type="string" calcext:value-type="string">
            <text:p>TRUE</text:p>
          </table:table-cell>
          <table:table-cell/>
          <table:table-cell table:style-name="ce5" office:value-type="float" office:value="200" calcext:value-type="float">
            <text:p>200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Cote De Nuits-Villages Le Fourmeau, Dom. Michel Mallard 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6900" calcext:value-type="float">
            <text:p>69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hawwcxjctfndhkh4039mwbwf</text:p>
          </table:table-cell>
          <table:table-cell table:style-name="ce5" office:value-type="float" office:value="202" calcext:value-type="float">
            <text:p>202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Geverey Chambertin 1er Cru Domaine Gallois 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15500" calcext:value-type="float">
            <text:p>155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gzr4ktnx77j2mzc4krr96e9b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Chateau Corix de Labrie GRAN CRU Saint Emillion 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6700" calcext:value-type="float">
            <text:p>167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havwee6jxwzyjkc44wsakz9b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Tempranillo AALTO RIBERA DEL DUERO 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7700" calcext:value-type="float">
            <text:p>77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h0qsxnrb4fb0dsj0rehrb492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EL Jardin de La Emperatriz – Hermanos WST 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3300" calcext:value-type="float">
            <text:p>33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7">
          <table:table-cell table:style-name="ce4" office:value-type="string" calcext:value-type="string">
            <text:p>TRUE</text:p>
          </table:table-cell>
          <table:table-cell/>
          <table:table-cell table:style-name="ce5" office:value-type="float" office:value="208" calcext:value-type="float">
            <text:p>208</text:p>
          </table:table-cell>
          <table:table-cell table:style-name="ce5" office:value-type="string" calcext:value-type="string">
            <text:p>WHITE</text:p>
          </table:table-cell>
          <table:table-cell table:style-name="ce5" office:value-type="string" calcext:value-type="string">
            <text:p>SALWEY, Weissburgunder Reserve Oberrotweiler GG Steingubenberg `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6000" calcext:value-type="float">
            <text:p>6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7">
          <table:table-cell table:style-name="ce4" office:value-type="string" calcext:value-type="string">
            <text:p>TRUE</text:p>
          </table:table-cell>
          <table:table-cell/>
          <table:table-cell table:style-name="ce5" office:value-type="float" office:value="209" calcext:value-type="float">
            <text:p>209</text:p>
          </table:table-cell>
          <table:table-cell table:style-name="ce5" office:value-type="string" calcext:value-type="string">
            <text:p>WHITE</text:p>
          </table:table-cell>
          <table:table-cell table:style-name="ce5" office:value-type="string" calcext:value-type="string">
            <text:p>Riesling trocken Rotschiefer, Sorentberg, Mosel (D/I) Kellerei Castelfeder 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4" office:value-type="string" calcext:value-type="string">
            <text:p>TRUE</text:p>
          </table:table-cell>
          <table:table-cell/>
          <table:table-cell table:style-name="ce5" office:value-type="float" office:value="210" calcext:value-type="float">
            <text:p>210</text:p>
          </table:table-cell>
          <table:table-cell table:style-name="ce5" office:value-type="string" calcext:value-type="string">
            <text:p>WHITE</text:p>
          </table:table-cell>
          <table:table-cell table:style-name="ce5" office:value-type="string" calcext:value-type="string">
            <text:p>Riesling trocken Gut Hermannsberg GG Altenbamberger Rotenberg 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200" calcext:value-type="float">
            <text:p>42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h4pmmh3c03gdhgde79j6hms3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string" calcext:value-type="string">
            <text:p>WHITE</text:p>
          </table:table-cell>
          <table:table-cell table:style-name="ce5" office:value-type="string" calcext:value-type="string">
            <text:p>Riesling trocken Schäfer Fröhlich Vulkangestein 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4800" calcext:value-type="float">
            <text:p>48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hcwsykyxnhg48x0tghex9yt5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Adenauer No.1 `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18" calcext:value-type="float">
            <text:p>2018</text:p>
          </table:table-cell>
          <table:table-cell table:style-name="ce5" office:value-type="float" office:value="7000" calcext:value-type="float">
            <text:p>7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j52tf5brkt1k3mc77fr6d8e1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Adenauer Alte Ley GG ´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10500" calcext:value-type="float">
            <text:p>105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4" office:value-type="string" calcext:value-type="string">
            <text:p>TRUE</text:p>
          </table:table-cell>
          <table:table-cell table:style-name="ce5" office:value-type="string" calcext:value-type="string">
            <text:p>wine_01j52tetp61qcge1c8zvstv3sp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KNIPSER Kirschgarten GG </text:p>
          </table:table-cell>
          <table:table-cell table:number-columns-repeated="2"/>
          <table:table-cell table:style-name="ce5" office:value-type="string" calcext:value-type="string">
            <text:p>BOTTLE</text:p>
          </table:table-cell>
          <table:table-cell table:style-name="ce5" office:value-type="float" office:value="2018" calcext:value-type="float">
            <text:p>2018</text:p>
          </table:table-cell>
          <table:table-cell table:style-name="ce5" office:value-type="float" office:value="11000" calcext:value-type="float">
            <text:p>11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1" table:number-rows-repeated="916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8T20:30:42.394144746</dc:date>
    <meta:editing-duration>PT5S</meta:editing-duration>
    <meta:editing-cycles>1</meta:editing-cycles>
    <meta:document-statistic meta:table-count="2" meta:cell-count="2907" meta:object-count="0"/>
    <meta:generator>LibreOffice/7.3.7.2$Linux_X86_64 LibreOffice_project/30$Build-2</meta:generator>
  </office:meta>
</office:document-meta>
</file>